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565" officeooo:paragraph-rsid="00061565"/>
    </style:style>
    <style:style style:name="P2" style:family="paragraph" style:parent-style-name="Standard">
      <style:text-properties style:font-name="Liberation Serif" officeooo:rsid="002c878b" officeooo:paragraph-rsid="00061565"/>
    </style:style>
    <style:style style:name="P3" style:family="paragraph" style:parent-style-name="Standard">
      <style:text-properties style:font-name="Liberation Serif" officeooo:rsid="0007d944" officeooo:paragraph-rsid="0007d944"/>
    </style:style>
    <style:style style:name="P4" style:family="paragraph" style:parent-style-name="Standard">
      <style:text-properties style:font-name="Liberation Serif" officeooo:rsid="000868ca" officeooo:paragraph-rsid="000868ca"/>
    </style:style>
    <style:style style:name="P5" style:family="paragraph" style:parent-style-name="Standard">
      <style:text-properties style:font-name="Liberation Serif" officeooo:rsid="00093c43" officeooo:paragraph-rsid="00061565"/>
    </style:style>
    <style:style style:name="P6" style:family="paragraph" style:parent-style-name="Standard">
      <style:text-properties style:font-name="Liberation Serif" officeooo:rsid="000bf24d" officeooo:paragraph-rsid="000bf24d"/>
    </style:style>
    <style:style style:name="P7" style:family="paragraph" style:parent-style-name="Standard">
      <style:text-properties style:font-name="Liberation Serif" officeooo:rsid="000c3931" officeooo:paragraph-rsid="000c3931"/>
    </style:style>
    <style:style style:name="P8" style:family="paragraph" style:parent-style-name="Standard">
      <style:text-properties style:font-name="Liberation Serif" officeooo:rsid="000ceddd" officeooo:paragraph-rsid="000ceddd"/>
    </style:style>
    <style:style style:name="P9" style:family="paragraph" style:parent-style-name="Standard">
      <style:text-properties style:font-name="Liberation Serif" officeooo:rsid="000dae12" officeooo:paragraph-rsid="000dae12"/>
    </style:style>
    <style:style style:name="P10" style:family="paragraph" style:parent-style-name="Standard">
      <style:text-properties style:font-name="Liberation Serif" officeooo:rsid="000f5548" officeooo:paragraph-rsid="000f5548"/>
    </style:style>
    <style:style style:name="P11" style:family="paragraph" style:parent-style-name="Standard">
      <style:text-properties style:font-name="Liberation Serif" fo:font-style="italic" officeooo:rsid="000bf24d" officeooo:paragraph-rsid="000bf24d" style:font-style-asian="italic" style:font-style-complex="italic"/>
    </style:style>
    <style:style style:name="T1" style:family="text">
      <style:text-properties officeooo:rsid="000ceddd"/>
    </style:style>
    <style:style style:name="T2" style:family="text">
      <style:text-properties officeooo:rsid="000f5548"/>
    </style:style>
    <style:style style:name="T3" style:family="text">
      <style:text-properties officeooo:rsid="00108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fo pro zadavatele, transparence běžících a uskutečněných projektů, statistiky</text:p>
      <text:p text:style-name="P6"/>
      <text:p text:style-name="P7">Kupodivu, jak mají stránky dost na pěst, část s dotacemi je celkem přehledná, <text:span text:style-name="T1">byť by mohli zapracovat na množství a formátu uváděných informací. </text:span></text:p>
      <text:p text:style-name="P7">Dokonce mají i e-podatelnu. <text:a xlink:type="simple" xlink:href="http://dotace.kr-stredocesky.cz/ku-dotace-application/" text:style-name="Internet_20_link" text:visited-style-name="Visited_20_Internet_20_Link">http://dotace.kr-stredocesky.cz/ku-dotace-application/</text:a></text:p>
      <text:p text:style-name="P8">Info pro zadavatele je OK, smlouvy ke stažení včetně nějakých vzorů zcela standardní. </text:p>
      <text:p text:style-name="P8"/>
      <text:p text:style-name="P8">Otravný je seznam úspěšných žadatelů, za rok 2016 je v PDF, roky předchozí mají v xls. Blbě se to porovnává, o tom, že do roku 2014 řadili dle abecedy a <text:span text:style-name="T2">od roku 2015 </text:span>dle přidělených pořadových čísel žadatelů nemluvě (ale tady chápu, že se mohla změnit legislativa). Rok 2013 zřejmě neexistuje nebo nikdo nic nechtěl, protože informace o něm na webu kraje chybí. </text:p>
      <text:p text:style-name="P9"/>
      <text:p text:style-name="P9">Hned na úvodní stránce sice mají rozklikávací seznam dotací poskytnutý jednotlivým obcím </text:p>
      <text:p text:style-name="P9"><text:a xlink:type="simple" xlink:href="http://www.kr-stredocesky.cz/web/urad/granty-dotace" text:style-name="Internet_20_link" text:visited-style-name="Visited_20_Internet_20_Link">http://www.kr-stredocesky.cz/web/urad/granty-dotace</text:a></text:p>
      <text:p text:style-name="P9">ale vzhledem k množství obcí v SčK to je jako dát někam rozklikávací seznam moře a litrů vody. </text:p>
      <text:p text:style-name="P9">Vesměs tam k tomu mají i fotky. </text:p>
      <text:p text:style-name="P10">Od roku 2010 v žádném seznamu úspěšných žadatelů nechybí Cerhenice, vskutku dotační rekordmani. </text:p>
      <text:p text:style-name="P9"/>
      <text:p text:style-name="P9">S transparencí probíhajících projektů je to už horší, ty se nejspíš nikde neuvádějí.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5:55:13.037000000</meta:creation-date>
    <dc:date>2016-10-02T20:48:41.535000000</dc:date>
    <meta:editing-duration>PT2H1M13S</meta:editing-duration>
    <meta:editing-cycles>9</meta:editing-cycles>
    <meta:generator>LibreOffice/5.1.4.2$Windows_X86_64 LibreOffice_project/f99d75f39f1c57ebdd7ffc5f42867c12031db97a</meta:generator>
    <meta:document-statistic meta:table-count="0" meta:image-count="0" meta:object-count="0" meta:page-count="1" meta:paragraph-count="11" meta:word-count="177" meta:character-count="1201" meta:non-whitespace-character-count="1028"/>
  </office:meta>
</office:document-meta>
</file>